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family-generic="modern"/>
    <style:font-face style:name="Courier" svg:font-family="Courier" style:font-adornments="Standard" style:font-family-generic="modern" style:font-pitch="fixed"/>
    <style:font-face style:name="Cumberland AMT" svg:font-family="'Cumberland AMT'" style:font-family-generic="modern" style:font-pitch="fixed"/>
    <style:font-face style:name="Andale Sans UI" svg:font-family="'Andale Sans UI'" style:font-pitch="variable"/>
    <style:font-face style:name="Lucidasans" svg:font-family="Lucidasans" style:font-pitch="variable"/>
    <style:font-face style:name="方正黑体" svg:font-family="方正黑体"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Lucida Sans" svg:font-family="'Lucida Sans'" style:font-family-generic="swiss" style:font-pitch="variable"/>
  </office:font-face-decls>
  <office:automatic-styles>
    <style:style style:name="SampleCode" style:family="table">
      <style:table-properties style:width="6.0819in" fo:margin-left="0.2257in" fo:margin-right="-0.0083in" table:align="margins" style:writing-mode="lr-tb"/>
    </style:style>
    <style:style style:name="SampleCode.A" style:family="table-column">
      <style:table-column-properties style:column-width="6.0819in" style:rel-column-width="65535*"/>
    </style:style>
    <style:style style:name="SampleCode.A1" style:family="table-cell">
      <style:table-cell-properties fo:padding="0.0382in" fo:border="0.0007in solid #000000"/>
    </style:style>
    <style:style style:name="SampleCode.A2" style:family="table-cell">
      <style:table-cell-properties fo:padding="0.0382in" fo:border-left="0.0007in solid #000000" fo:border-right="0.0007in solid #000000" fo:border-top="none" fo:border-bottom="0.0007in solid #000000"/>
    </style:style>
    <style:style style:name="Tabelle1" style:family="table">
      <style:table-properties style:width="6.0771in" fo:margin-left="0.2257in" fo:margin-right="-0.0035in" table:align="margins" style:writing-mode="lr-tb"/>
    </style:style>
    <style:style style:name="Tabelle1.A" style:family="table-column">
      <style:table-column-properties style:column-width="3.3778in" style:rel-column-width="36427*"/>
    </style:style>
    <style:style style:name="Tabelle1.B" style:family="table-column">
      <style:table-column-properties style:column-width="2.6993in" style:rel-column-width="29108*"/>
    </style:style>
    <style:style style:name="Tabelle1.A1" style:family="table-cell">
      <style:table-cell-properties fo:padding="0.0382in" fo:border="none"/>
    </style:style>
    <style:style style:name="P1" style:family="paragraph" style:parent-style-name="Standard" style:master-page-name="First_20_Page">
      <style:paragraph-properties>
        <style:tab-stops>
          <style:tab-stop style:position="6.3in" style:type="right"/>
        </style:tab-stops>
      </style:paragraph-properties>
      <style:text-properties fo:language="en" fo:country="US"/>
    </style:style>
    <style:style style:name="P2" style:family="paragraph" style:parent-style-name="Standard">
      <style:paragraph-properties>
        <style:tab-stops>
          <style:tab-stop style:position="6.3in" style:type="right"/>
        </style:tab-stops>
      </style:paragraph-properties>
    </style:style>
    <style:style style:name="P3" style:family="paragraph" style:parent-style-name="Standard">
      <style:paragraph-properties>
        <style:tab-stops>
          <style:tab-stop style:position="6.3in" style:type="right"/>
        </style:tab-stops>
      </style:paragraph-properties>
      <style:text-properties fo:language="en" fo:country="US"/>
    </style:style>
    <style:style style:name="P4" style:family="paragraph" style:parent-style-name="Standard">
      <style:paragraph-properties fo:text-align="center" style:justify-single-word="false"/>
      <style:text-properties fo:font-size="36pt" fo:language="en" fo:country="US" fo:font-weight="bold" style:font-size-asian="36pt" style:font-weight-asian="bold" style:font-size-complex="36pt"/>
    </style:style>
    <style:style style:name="P5" style:family="paragraph" style:parent-style-name="Contents_20_1">
      <style:paragraph-properties>
        <style:tab-stops>
          <style:tab-stop style:position="6.2992in" style:type="right" style:leader-style="dotted" style:leader-text="."/>
        </style:tab-stops>
      </style:paragraph-properties>
    </style:style>
    <style:style style:name="P6" style:family="paragraph" style:parent-style-name="Contents_20_2">
      <style:paragraph-properties>
        <style:tab-stops>
          <style:tab-stop style:position="6.1028in" style:type="right" style:leader-style="dotted" style:leader-text="."/>
        </style:tab-stops>
      </style:paragraph-properties>
    </style:style>
    <style:style style:name="P7" style:family="paragraph" style:parent-style-name="Contents_20_3">
      <style:paragraph-properties>
        <style:tab-stops>
          <style:tab-stop style:position="5.9063in"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Standard">
      <style:paragraph-properties fo:margin-left="0.25in" fo:margin-right="0in" fo:text-indent="0in" style:auto-text-indent="false">
        <style:tab-stops>
          <style:tab-stop style:position="1.0299in" style:type="right"/>
          <style:tab-stop style:position="5.5583in"/>
        </style:tab-stops>
      </style:paragraph-properties>
      <style:text-properties fo:language="en" fo:country="US"/>
    </style:style>
    <style:style style:name="P10" style:family="paragraph" style:parent-style-name="Standard">
      <style:paragraph-properties fo:margin-left="0in" fo:margin-right="0in" fo:text-indent="0in" style:auto-text-indent="false">
        <style:tab-stops>
          <style:tab-stop style:position="1.0299in" style:type="right"/>
          <style:tab-stop style:position="5.5583in"/>
        </style:tab-stops>
      </style:paragraph-properties>
    </style:style>
    <style:style style:name="P11" style:family="paragraph" style:parent-style-name="Standard">
      <style:paragraph-properties fo:margin-left="0in" fo:margin-right="0in" fo:text-indent="0in" style:auto-text-indent="false">
        <style:tab-stops>
          <style:tab-stop style:position="1.0299in" style:type="right"/>
          <style:tab-stop style:position="5.5583in"/>
        </style:tab-stops>
      </style:paragraph-properties>
      <style:text-properties fo:language="en" fo:country="US"/>
    </style:style>
    <style:style style:name="P12" style:family="paragraph" style:parent-style-name="Heading_20_1">
      <style:text-properties fo:language="en" fo:country="US"/>
    </style:style>
    <style:style style:name="P13" style:family="paragraph" style:parent-style-name="Standard">
      <style:paragraph-properties fo:margin-left="0.25in" fo:margin-right="0in" fo:text-indent="0in" style:auto-text-indent="false">
        <style:tab-stops>
          <style:tab-stop style:position="1.0299in" style:type="right"/>
          <style:tab-stop style:position="5.5583in"/>
        </style:tab-stops>
      </style:paragraph-properties>
      <style:text-properties fo:language="en" fo:country="US" style:language-asian="en" style:country-asian="US"/>
    </style:style>
    <style:style style:name="P14" style:family="paragraph" style:parent-style-name="Standard" style:list-style-name="L2">
      <style:paragraph-properties fo:margin-left="0in" fo:margin-right="0in" fo:text-indent="0in" style:auto-text-indent="false">
        <style:tab-stops>
          <style:tab-stop style:position="1.0299in" style:type="right"/>
          <style:tab-stop style:position="5.5583in"/>
        </style:tab-stops>
      </style:paragraph-properties>
      <style:text-properties fo:language="en" fo:country="US"/>
    </style:style>
    <style:style style:name="P15" style:family="paragraph" style:parent-style-name="Table_20_Heading">
      <style:paragraph-properties fo:text-align="start" style:justify-single-word="false"/>
      <style:text-properties fo:font-style="normal" fo:font-weight="normal" style:font-style-asian="normal" style:font-weight-asian="normal" style:font-style-complex="normal" style:font-weight-complex="normal"/>
    </style:style>
    <style:style style:name="P16" style:family="paragraph" style:parent-style-name="Preformatted_20_Text">
      <style:paragraph-properties fo:margin-left="0.0043in" fo:margin-right="0.0043in" fo:text-indent="0.3898in" style:auto-text-indent="false"/>
    </style:style>
    <style:style style:name="P17" style:family="paragraph" style:parent-style-name="Preformatted_20_Text">
      <style:paragraph-properties fo:margin-left="0.0043in" fo:margin-right="0.0043in" fo:text-indent="0in" style:auto-text-indent="false"/>
    </style:style>
    <style:style style:name="P18" style:family="paragraph" style:parent-style-name="Standard" style:list-style-name="L3">
      <style:paragraph-properties fo:margin-left="0in" fo:margin-right="0in" fo:text-indent="0in" style:auto-text-indent="false">
        <style:tab-stops>
          <style:tab-stop style:position="1.0299in" style:type="right"/>
          <style:tab-stop style:position="5.5583in"/>
        </style:tab-stops>
      </style:paragraph-properties>
      <style:text-properties fo:language="en" fo:country="US"/>
    </style:style>
    <style:style style:name="P19" style:family="paragraph" style:parent-style-name="Standard" style:list-style-name="L4">
      <style:paragraph-properties fo:margin-left="0in" fo:margin-right="0in" fo:text-indent="0in" style:auto-text-indent="false">
        <style:tab-stops>
          <style:tab-stop style:position="1.0299in" style:type="right"/>
          <style:tab-stop style:position="5.5583in"/>
        </style:tab-stops>
      </style:paragraph-properties>
      <style:text-properties fo:language="en" fo:country="US"/>
    </style:style>
    <style:style style:name="P20" style:family="paragraph" style:parent-style-name="Standard" style:list-style-name="L5">
      <style:paragraph-properties fo:margin-left="0in" fo:margin-right="0in" fo:text-indent="0in" style:auto-text-indent="false">
        <style:tab-stops>
          <style:tab-stop style:position="1.0299in" style:type="right"/>
          <style:tab-stop style:position="5.5583in"/>
        </style:tab-stops>
      </style:paragraph-properties>
      <style:text-properties fo:language="en" fo:country="US"/>
    </style:style>
    <style:style style:name="P21" style:family="paragraph" style:parent-style-name="Standard" style:list-style-name="L6">
      <style:paragraph-properties fo:margin-left="0in" fo:margin-right="0in" fo:text-indent="0in" style:auto-text-indent="false">
        <style:tab-stops>
          <style:tab-stop style:position="1.0299in" style:type="right"/>
          <style:tab-stop style:position="5.5583in"/>
        </style:tab-stops>
      </style:paragraph-properties>
      <style:text-properties fo:language="en" fo:country="US"/>
    </style:style>
    <style:style style:name="P22" style:family="paragraph" style:parent-style-name="Standard" style:list-style-name="L7">
      <style:paragraph-properties fo:margin-left="0in" fo:margin-right="0in" fo:text-indent="0in" style:auto-text-indent="false">
        <style:tab-stops>
          <style:tab-stop style:position="1.0299in" style:type="right"/>
          <style:tab-stop style:position="5.5583in"/>
        </style:tab-stops>
      </style:paragraph-properties>
    </style:style>
    <style:style style:name="P23" style:family="paragraph" style:parent-style-name="Standard" style:list-style-name="L8">
      <style:paragraph-properties fo:margin-left="0in" fo:margin-right="0in" fo:text-indent="0in" style:auto-text-indent="false">
        <style:tab-stops>
          <style:tab-stop style:position="1.0299in" style:type="right"/>
          <style:tab-stop style:position="5.5583in"/>
        </style:tab-stops>
      </style:paragraph-properties>
      <style:text-properties fo:language="en" fo:country="US"/>
    </style:style>
    <style:style style:name="T1" style:family="text">
      <style:text-properties fo:language="en" fo:country="US"/>
    </style:style>
    <style:style style:name="T2" style:family="text" style:parent-style-name="Internet_20_link">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OLE">
      <style:graphic-properties fo:margin-left="0in" fo:margin-right="0.2in" style:wrap="dynamic" style:number-wrapped-paragraphs="no-limit" style:wrap-contour="false" style:vertical-pos="from-top" style:vertical-rel="paragraph" style:horizontal-pos="from-left" style:horizontal-rel="paragraph" style:shadow="none"/>
    </style:style>
    <style:style style:name="Sect1" style:family="section">
      <style:section-properties fo:background-color="transparent" text:dont-balance-text-columns="false" fo:margin-left="1.1835in" fo:margin-right="1.0854in" style:editable="false">
        <style:columns fo:column-count="0" fo:column-gap="0in"/>
        <style:background-image/>
      </style:section-properties>
    </style:style>
    <style:style style:name="Sect2" style:family="section">
      <style:section-properties fo:background-color="transparent" style:editable="false">
        <style:columns fo:column-count="0" fo:column-gap="0in"/>
        <style:background-image/>
      </style:section-properties>
    </style:style>
    <style:style style:name="Sect3"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tana Native Interface Version: 3.7<text:tab/>March 2007</text:p>
      <text:p text:style-name="P2"><text:span text:style-name="T1">Neuronics AG<text:tab/></text:span><text:a xlink:type="simple" xlink:href="http://www.neuronics.ch/"><text:span text:style-name="T2">www.neuronics.ch</text:span></text:a></text:p>
      <text:p text:style-name="P3"><text:tab/></text:p>
      <text:p text:style-name="P4"/>
      <text:p text:style-name="P4"/>
      <text:p text:style-name="P4"/>
      <text:p text:style-name="P4">Katana Native Interface Documentation</text:p>
      <text:p text:style-name="P4">[KNI]</text:p>
      <text:p text:style-name="P4"/>
      <text:p text:style-name="P4"/>
      <text:p text:style-name="Standard"/>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Contents_20_Heading">Table Of Contents</text:p>
            </text:index-title>
            <text:p text:style-name="P5">Introduction<text:tab/>2</text:p>
            <text:p text:style-name="P5">Structure Overview<text:tab/>2</text:p>
            <text:p text:style-name="P5">How To Start<text:tab/>3</text:p>
            <text:p text:style-name="P5">Notes<text:tab/>3</text:p>
            <text:p text:style-name="P6">Error handling<text:tab/>3</text:p>
            <text:p text:style-name="P6">Documentation<text:tab/>4</text:p>
            <text:p text:style-name="P6">Configuration File<text:tab/>4</text:p>
            <text:p text:style-name="P6">Dependencies<text:tab/>4</text:p>
            <text:p text:style-name="P6">Bug reporting<text:tab/>5</text:p>
            <text:p text:style-name="P6">Support<text:tab/>5</text:p>
            <text:p text:style-name="P7">Compiling KNI<text:tab/>5</text:p>
            <text:p text:style-name="P7">Linking applications against KNI<text:tab/>5</text:p>
            <text:p text:style-name="P7">Python Module<text:tab/>5</text:p>
            <text:p text:style-name="P6">License<text:tab/>5</text:p>
          </text:index-body>
        </text:table-of-content>
        <text:p text:style-name="Standard"/>
      </text:section>
      <text:p text:style-name="Standard"/>
      <text:h text:style-name="P8" text:outline-level="1">Introduction</text:h>
      <text:p text:style-name="P9"/>
      <text:p text:style-name="P10"><text:span text:style-name="T1">The </text:span><text:span text:style-name="T3">Katana Native <text:s/>Interface</text:span><text:span text:style-name="T1"> (KNI) is a software library which enables you to write controlling software for Katana robots produced by Neuronics AG. </text:span></text:p>
      <text:p text:style-name="P11">The KNI is written in the C++ programming language. It makes use of the following features: Classes, Inheritance, Overloading, Templates and Exceptions.</text:p>
      <text:p text:style-name="P11">The library gives you an easy method to develop your own software for Katana without need to fiddle with the underlying protocols.</text:p>
      <text:p text:style-name="P9"/>
      <text:p text:style-name="P9"/>
      <text:h text:style-name="P12" text:outline-level="1">Structure Overview</text:h>
      <text:p text:style-name="P9"/>
      <text:p text:style-name="P11">The library uses three layers. The following chart <text:s/>will give you an overview about the dependencies between them:</text:p>
      <text:p text:style-name="P13"/>
      <text:p text:style-name="P11"><draw:frame draw:style-name="fr1" draw:name="Objekt1" text:anchor-type="paragraph" svg:x="0.0063in" svg:y="0.0453in" svg:width="3.2209in" svg:height="5.8236in" draw:z-index="5"><draw:object xlink:href="../KNI%20Manual%20Schema.odg" xlink:type="simple" xlink:show="embed" xlink:actuate="onLoad"/><draw:image xlink:href="./ObjectReplacements/Object 1" xlink:type="simple" xlink:show="embed" xlink:actuate="onLoad"/></draw:frame>The “Communication Layer” shields the direct communication to the robot. It consists of a serial communication abstraction (CcdlCOM) and a protocol class (CcdlSerialCRC) which handles the CRC calculation. (There is also an old protocol implementation available: The SerialZero protocol.)</text:p>
      <text:p text:style-name="P11">If you want to send command packages (as described in the Katana Manual) directly to the firmware, this is the point to start.</text:p>
      <text:p text:style-name="P9"><text:s/></text:p>
      <text:p text:style-name="P11">The “Base Abstraction Layer” consists <text:s/>of the following classes: CKatBase, CMotBase, CSctBase and a large variety of structures to represent and handle internal status of the Katana, the Motor- and Sensor-Controllers.</text:p>
      <text:p text:style-name="P11">All available firmware commands are implemented here.</text:p>
      <text:p text:style-name="P9"/>
      <text:p text:style-name="P11">The “High Level Abstraction Layer” gives you methods like “MoveRobotTo(...cartesian coordinates here...) and “freezeRobot()”. This is what most users want. Corresponding classes are: CKatana, CInvKin, CLMBase.</text:p>
      <text:p text:style-name="P11"/>
      <text:p text:style-name="P11"/>
      <text:p text:style-name="P9"/>
      <text:p text:style-name="P9"/>
      <text:p text:style-name="P9"/>
      <text:p text:style-name="P11">In addition to the C++ library, there are several ways to connect your application to the library:</text:p>
      <text:list text:style-name="L2">
        <text:list-item>
          <text:p text:style-name="P14">Via SWIG (Simplified Wrapper and Interface Generator, www.swig.org) you can use KNI from several scripting and programming languages on different operating systems. Currently Python is the only <text:s/>supported language (tested on Windows and Linux).</text:p>
        </text:list-item>
        <text:list-item>
          <text:p text:style-name="P14">On the Windows platform, there is an ActiveX control, which can be used from different programming languages like C++, VB and Delphi.</text:p>
        </text:list-item>
      </text:list>
      <text:p text:style-name="P9"/>
      <text:h text:style-name="P8" text:outline-level="1">How To Start</text:h>
      <text:p text:style-name="Standard">The best way to start programming using the KNI is to study the demo applications. The „kinematics“ demo is probably the most advanced one and makes use of nearly every high-level method.</text:p>
      <text:p text:style-name="Standard"/>
      <text:p text:style-name="Standard">In general, you can start like this:</text:p>
      <text:p text:style-name="Standard"/>
      <table:table table:name="SampleCode" table:style-name="SampleCode">
        <table:table-column table:style-name="SampleCode.A"/>
        <table:table-header-rows>
          <table:table-row>
            <table:table-cell table:style-name="SampleCode.A1" office:value-type="string">
              <text:p text:style-name="P15">Sample Code</text:p>
            </table:table-cell>
          </table:table-row>
        </table:table-header-rows>
        <table:table-row>
          <table:table-cell table:style-name="SampleCode.A2" office:value-type="string">
            <text:p text:style-name="Preformatted_20_Text">#include „kniBase.h“</text:p>
            <text:p text:style-name="Preformatted_20_Text"/>
            <text:p text:style-name="Preformatted_20_Text">int main(int argc, char* argv[]) {</text:p>
            <text:p text:style-name="Preformatted_20_Text"/>
            <text:p text:style-name="P16">int port = 1; // use „port = 0“ for first port on *nix/Linux/OSX</text:p>
            <text:p text:style-name="P16">// Parameters for serial port device, do not change</text:p>
            <text:p text:style-name="P16">TCdlCOMDesc ccd = {port, 57600, 8, 'N', 1, 300, 0};</text:p>
            <text:p text:style-name="P16">CCdlCOM *device = new CcdlCOM(ccd);</text:p>
            <text:p text:style-name="P16"/>
            <text:p text:style-name="P16">CCplSerialCRC *protocol = new CcplSerialCRC; // instance of protocol class</text:p>
            <text:p text:style-name="P16">protocol-&gt;init(device);</text:p>
            <text:p text:style-name="P16"/>
            <text:p text:style-name="P16">// You can also instantiate CKatana or CikBase if you don't need</text:p>
            <text:p text:style-name="P16">// linear movements or don't want to move the robot by coordinates</text:p>
            <text:p text:style-name="P16">// Configuration files are provided with the package,</text:p>
            <text:p text:style-name="P16">// make sure you choose the right one for your robot model.</text:p>
            <text:p text:style-name="P16">CLMBase* katana = new CLMBase;</text:p>
            <text:p text:style-name="P16">katana-&gt;create(„path to your configuration file“, protocol);</text:p>
            <text:p text:style-name="P16"/>
            <text:p text:style-name="P16">// If you didn't get any exceptions up to this point, you're ready to go.</text:p>
            <text:p text:style-name="P16">// Next step will probably be the calibration (only needed after reset):</text:p>
            <text:p text:style-name="P16">katana.calibrate();</text:p>
            <text:p text:style-name="P16"/>
            <text:p text:style-name="P16">// ...</text:p>
            <text:p text:style-name="P16"/>
            <text:p text:style-name="P16">// ... and a movement</text:p>
            <text:p text:style-name="P16">katana.moveRobotTo(x, y, z, phi, theta, psi);</text:p>
            <text:p text:style-name="P16"/>
            <text:p text:style-name="P16">/* cleanup */</text:p>
            <text:p text:style-name="P17"/>
            <text:p text:style-name="Preformatted_20_Text">}</text:p>
          </table:table-cell>
        </table:table-row>
      </table:table>
      <text:p text:style-name="Preformatted_20_Text"/>
      <text:p text:style-name="Standard"/>
      <text:h text:style-name="Heading_20_1" text:outline-level="1">Notes</text:h>
      <text:p text:style-name="P9"/>
      <text:h text:style-name="Heading_20_2" text:outline-level="2">Error handling</text:h>
      <text:p text:style-name="P11">Exceptions are used throughout the library. This means that methods which return more than one value or return nothing at all are declared as 'void'. All methods can throw exceptions if not documented as “non-fail guarantee provided”.</text:p>
      <text:p text:style-name="P9"/>
      <text:p text:style-name="P11"/>
      <table:table table:name="Tabelle1" table:style-name="Tabelle1">
        <table:table-column table:style-name="Tabelle1.A"/>
        <table:table-column table:style-name="Tabelle1.B"/>
        <table:table-row>
          <table:table-cell table:style-name="Tabelle1.A1" office:value-type="string">
            <text:p text:style-name="Standard">Example 1</text:p>
          </table:table-cell>
          <table:table-cell table:style-name="Tabelle1.A1" office:value-type="string">
            <text:p text:style-name="Preformatted_20_Text"/>
          </table:table-cell>
        </table:table-row>
        <table:table-row>
          <table:table-cell table:style-name="Tabelle1.A1" office:value-type="string">
            <text:p text:style-name="Preformatted_20_Text">cout &lt;&lt; katana.getNumberOfMotors() &lt;&lt; endl;</text:p>
          </table:table-cell>
          <table:table-cell table:style-name="Tabelle1.A1" office:value-type="string">
            <text:p text:style-name="Preformatted_20_Text">// will not fail since this is a local state which involves no communication with the robot</text:p>
          </table:table-cell>
        </table:table-row>
        <table:table-row>
          <table:table-cell table:style-name="Tabelle1.A1" office:value-type="string">
            <text:p text:style-name="Standard">Example 2</text:p>
          </table:table-cell>
          <table:table-cell table:style-name="Tabelle1.A1" office:value-type="string">
            <text:p text:style-name="Preformatted_20_Text"/>
          </table:table-cell>
        </table:table-row>
        <table:table-row>
          <table:table-cell table:style-name="Tabelle1.A1" office:value-type="string">
            <text:p text:style-name="Preformatted_20_Text">freezeRobot();</text:p>
          </table:table-cell>
          <table:table-cell table:style-name="Tabelle1.A1" office:value-type="string">
            <text:p text:style-name="Preformatted_20_Text">// can throw exceptions in the Communication Layer since it involves communication with the robot</text:p>
          </table:table-cell>
        </table:table-row>
      </table:table>
      <text:p text:style-name="P9"/>
      <text:p text:style-name="P9"/>
      <text:p text:style-name="P11">To get an error-string from the exceptions, just catch them as std::exception and use the what()-method.</text:p>
      <text:p text:style-name="P11">To get error-codes, catch the exceptions as KNI::Exception and use the method error_number().</text:p>
      <text:p text:style-name="P11">If you want a full traceback, read the documentation to the libebt library on libebt.sourceforge.net on how to do it.</text:p>
      <text:p text:style-name="P11">The error_number() method can be used to integrate the KNI in an application without exceptions.</text:p>
      <text:p text:style-name="P9"/>
      <text:p text:style-name="P9"/>
      <text:h text:style-name="Heading_20_2" text:outline-level="2">Documentation</text:h>
      <text:p text:style-name="P11">To get more information – detailed function lists for example – read the generated HTML documentation included in the distribution. This is the most up-to-date information about the KNI, since it is being generated automatically (using doxygen) before distribution.</text:p>
      <text:p text:style-name="P11"/>
      <text:p text:style-name="P11"/>
      <text:h text:style-name="Heading_20_2" text:outline-level="2">Configuration File</text:h>
      <text:p text:style-name="P11">Configuration files are provided with the package. They are named like “katana<text:span text:style-name="T4">X</text:span>M<text:span text:style-name="T4">yyyZ</text:span>.cfg”, where <text:span text:style-name="T4">X</text:span> is the number of motors (5 or 6), <text:span text:style-name="T4">yyy</text:span> the configuration of the last segment ('90' or '180') and <text:span text:style-name="T4">Z</text:span> the configuration of the last motor ('G' for Gripper and 'T' for Turner). Make sure you choose the right one. Make sure you also read the Katana Manual if unsure which one to use.</text:p>
      <text:p text:style-name="P11"/>
      <text:p text:style-name="P11">You can change the following settings in the configuration file (not conclusive):</text:p>
      <text:list text:style-name="L3">
        <text:list-item>
          <text:p text:style-name="P18">Order in which the motors are calibrated</text:p>
        </text:list-item>
        <text:list-item>
          <text:p text:style-name="P18">z-Rotation of the coordinate system</text:p>
        </text:list-item>
        <text:list-item>
          <text:p text:style-name="P18">Gripper settings</text:p>
        </text:list-item>
        <text:list-item>
          <text:p text:style-name="P18">Position for a motor after calibration</text:p>
        </text:list-item>
        <text:list-item>
          <text:p text:style-name="P18">Segment lengths</text:p>
        </text:list-item>
        <text:list-item>
          <text:p text:style-name="P18">Angle offset and range</text:p>
        </text:list-item>
      </text:list>
      <text:p text:style-name="P11"/>
      <text:p text:style-name="P11">Settings you should not change, are (not conclusive):</text:p>
      <text:list text:style-name="L4">
        <text:list-item>
          <text:p text:style-name="P19">The dynamic and static motor limits</text:p>
        </text:list-item>
        <text:list-item>
          <text:p text:style-name="P19">Encoder-related values</text:p>
        </text:list-item>
        <text:list-item>
          <text:p text:style-name="P19">The model name</text:p>
        </text:list-item>
        <text:list-item>
          <text:p text:style-name="P19">Rotation directions and calibration rotation directions</text:p>
        </text:list-item>
        <text:list-item>
          <text:p text:style-name="P19">Slave ID's, address, motor count</text:p>
        </text:list-item>
      </text:list>
      <text:p text:style-name="P11"/>
      <text:h text:style-name="Heading_20_2" text:outline-level="2">Dependencies</text:h>
      <text:p text:style-name="P11">The KNI uses the following libraries:</text:p>
      <text:list text:style-name="L5">
        <text:list-item>
          <text:p text:style-name="P20">boost from www.boost.org</text:p>
        </text:list-item>
        <text:list-item>
          <text:p text:style-name="P20">STL (Standard Type Library)</text:p>
        </text:list-item>
      </text:list>
      <text:p text:style-name="P9"/>
      <text:p text:style-name="P11">Besides that, you need the following applications to start hacking the KNI:</text:p>
      <text:list text:style-name="L6">
        <text:list-item>
          <text:p text:style-name="P21">a decent C++ compiler, KNI has been tested with the following compilers:</text:p>
          <text:list>
            <text:list-item>
              <text:p text:style-name="P21">GCC 3.4 and 4.0 (on Linux and Windows)</text:p>
            </text:list-item>
            <text:list-item>
              <text:p text:style-name="P21">VS.NET 7.1 and 8.0 (VS.NET2003 and 2005)</text:p>
            </text:list-item>
            <text:list-item>
              <text:p text:style-name="P21">Note: other compilers are not supported</text:p>
            </text:list-item>
          </text:list>
        </text:list-item>
        <text:list-item>
          <text:p text:style-name="P21">doxygen from <text:a xlink:type="simple" xlink:href="http://www.stack.nl/~dimitri/doxygen">www.stack.nl/~dimitri/doxygen </text:a>to generate the detailed documentation</text:p>
        </text:list-item>
        <text:list-item>
          <text:p text:style-name="P21">the Graphviz package from www.graphviz.org/ to generate the class dependency graphs</text:p>
        </text:list-item>
      </text:list>
      <text:p text:style-name="P11"/>
      <text:p text:style-name="P10"/>
      <text:h text:style-name="Heading_20_2" text:outline-level="2">Bug reporting</text:h>
      <text:p text:style-name="P10">If you discover a problem, we need some information to be able to support you. Please make sure you include the following points in your mail:</text:p>
      <text:p text:style-name="P10"/>
      <text:list text:style-name="L7">
        <text:list-item>
          <text:p text:style-name="P22">Steps you did before you encountered the error</text:p>
        </text:list-item>
        <text:list-item>
          <text:p text:style-name="P22">The version of KNI you are using</text:p>
        </text:list-item>
        <text:list-item>
          <text:p text:style-name="P22">The model-name of your Katana and the configuration (and/or serialnumber)</text:p>
        </text:list-item>
        <text:list-item>
          <text:p text:style-name="P22">Description of the application and/or environment</text:p>
        </text:list-item>
        <text:list-item>
          <text:p text:style-name="P22">The name and version of compiler, operating system and architecture (x86, amd64, ppc)</text:p>
        </text:list-item>
        <text:list-item>
          <text:p text:style-name="P22">The complete error message. This can be:</text:p>
          <text:list>
            <text:list-item>
              <text:p text:style-name="P22">Compiler output, warning messages</text:p>
            </text:list-item>
            <text:list-item>
              <text:p text:style-name="P22">Debugger output</text:p>
            </text:list-item>
            <text:list-item>
              <text:p text:style-name="P22">Screenshots</text:p>
            </text:list-item>
          </text:list>
        </text:list-item>
        <text:list-item>
          <text:p text:style-name="P22">If you changed anything that came with the standard distribution, please attach a patch, the file itself or a description</text:p>
        </text:list-item>
        <text:list-item>
          <text:p text:style-name="P22">If possible, also include some lines of your code which triggered the error</text:p>
        </text:list-item>
      </text:list>
      <text:p text:style-name="P10"/>
      <text:p text:style-name="P11"/>
      <text:h text:style-name="Heading_20_2" text:outline-level="2">Support</text:h>
      <text:h text:style-name="Heading_20_3" text:outline-level="3">Compiling KNI</text:h>
      <text:p text:style-name="P11">KNI has been tested using the compilers mentioned above. There is no guarantee that it compiles with other compilers. Specifically VC++ 6.0 is not supported (because of the lacking support for standard C++ features), although you can still use the pre-compiled libraries.</text:p>
      <text:p text:style-name="P11"/>
      <text:h text:style-name="Heading_20_3" text:outline-level="3">Linking applications against KNI</text:h>
      <text:p text:style-name="P11">Due to the nature of C++, you can not use all compilers to link against the pre-compiled libraries (Windows users only, Linux users have to compile the library anyway).</text:p>
      <text:p text:style-name="P11">Visual C++ 6.0 has been reported to link successfully against the pre-compiled binaries. The library should be recompiled if using MinGW. There is in general no guarantee, that you can link against the library using any other compilers than the ones KNI is built with.</text:p>
      <text:p text:style-name="P11"/>
      <text:h text:style-name="Heading_20_3" text:outline-level="3">Boost Dependencies under Windows</text:h>
      <text:p text:style-name="P11">The KNI libraries come already pre-built for Windows with every release. If you want to modify the Linear Movement library code, you need to install Boost for your platform and tell the compiler where the Boost libraries are to be found. An easy way is to download an installer for Boost, for example from </text:p>
      <text:p text:style-name="P11"><text:a xlink:type="simple" xlink:href="http://www.boost-consulting.com/products/free">www.boost-consulting.com/products/free</text:a></text:p>
      <text:p text:style-name="P11">In order to let the compiler find the libraries, you need to:</text:p>
      <text:list text:style-name="L8">
        <text:list-item>
          <text:p text:style-name="P23">Right-click on the Library-LM in the solution explorer of Visual Studio -&gt; Properties</text:p>
        </text:list-item>
        <text:list-item>
          <text:p text:style-name="P23">Add the Boost Path to the list In C+++ -&gt; General -&gt; Additional Include Directories, for instance C:\Programme\boost\boost_1_34_1, depending on where you installed Boost to.</text:p>
        </text:list-item>
      </text:list>
      <text:p text:style-name="P11"/>
      <text:h text:style-name="Heading_20_3" text:outline-level="3">Python Module</text:h>
      <text:p text:style-name="P11">The python module depends on the python-version it is compiled with. For compilation, the latest stable version of python will be used. This is, by the time of writing 2.4.x. Please contact us, if you have a different version of python or problems compiling the module. </text:p>
      <text:p text:style-name="P11"/>
      <text:p text:style-name="P11"/>
      <text:h text:style-name="Heading_20_2" text:outline-level="2">License</text:h>
      <text:p text:style-name="P11">The KNI is distributed under the terms of the GNU General Public License (NOT the GNU Library General Public License). This has the direct consequence that you have to distribute your application under the terms of the GNU GPL, too. Please make sure to read <text:a xlink:type="simple" xlink:href="http://www.opensource.org/licenses/gpl-license.php">http://www.opensource.org/licenses/gpl-license.php</text:a> for more information.</text:p>
      <text:p text:style-name="P11">Should this be a serious problem for your application/project, please contact <text:a xlink:type="simple" xlink:href="mailto:support@neuronics.ch">support@neuronics.ch</text:a>.</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family-generic="modern"/>
    <style:font-face style:name="Courier" svg:font-family="Courier" style:font-adornments="Standard" style:font-family-generic="modern" style:font-pitch="fixed"/>
    <style:font-face style:name="Cumberland AMT" svg:font-family="'Cumberland AMT'" style:font-family-generic="modern" style:font-pitch="fixed"/>
    <style:font-face style:name="Andale Sans UI" svg:font-family="'Andale Sans UI'" style:font-pitch="variable"/>
    <style:font-face style:name="Lucidasans" svg:font-family="Lucidasans" style:font-pitch="variable"/>
    <style:font-face style:name="方正黑体" svg:font-family="方正黑体"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Lucida Sans" svg:font-family="'Lucid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ndale Sans UI" style:font-size-asian="12pt" style:language-asian="zh" style:country-asian="TW"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orphans="2" fo:widows="2" fo:text-indent="0in" style:auto-text-indent="false" style:writing-mode="lr-tb"/>
      <style:text-properties style:use-window-font-color="true" style:font-name="Arial"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style:font-name="Courier New" fo:language="en" fo:country="GB" style:font-name-complex="Courier New"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方正黑体"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fo:font-size="9pt" style:font-name-asian="Cumberland AMT" style:font-size-asian="10pt" style:font-name-complex="Cumberland AMT" style:font-size-complex="10pt"/>
    </style:style>
    <style:style style:name="Formatvorlage_20_Links_3a__20__20_0.63_20_cm" style:display-name="Formatvorlage Links:  0.63 cm" style:family="paragraph" style:parent-style-name="Standard">
      <style:paragraph-properties fo:margin-left="0.25in" fo:margin-right="0in" fo:text-indent="0in" style:auto-text-indent="false"/>
      <style:text-properties style:font-name="Lucida Sans" fo:font-style="italic" style:font-style-asian="italic"/>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9pt" style:font-name-complex="Courier New"/>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efault_20_Paragraph_20_Font" style:display-name="Default Paragraph Font" style:family="text"/>
    <style:style style:name="keyword" style:family="text" style:parent-style-name="Default_20_Paragraph_20_Font">
      <style:text-properties fo:color="#008000"/>
    </style:style>
    <style:style style:name="keywordtype" style:family="text" style:parent-style-name="Default_20_Paragraph_20_Font">
      <style:text-properties fo:color="#60402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text:start-value="0">
        <style:list-level-properties text:space-before="0.25in" text:min-label-width="0.25in"/>
      </text:list-level-style-number>
      <text:list-level-style-number text:level="2" style:num-suffix="." style:num-format="I">
        <style:list-level-properties text:space-before="0.75in" text:min-label-width="0.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8.2673in" fo:page-height="11.6925in" style:num-format="1" style:print-orientation="portrait" fo:margin-top="0.9839in" fo:margin-bottom="0.4917in" fo:margin-left="0.9839in" fo:margin-right="0.9839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57in" fo:margin-left="0in" fo:margin-right="0in" fo:margin-top="0.2571in" style:dynamic-spacing="true"/>
      </style:footer-style>
    </style:page-layout>
    <style:page-layout style:name="pm2">
      <style:page-layout-properties fo:page-width="8.2673in" fo:page-height="11.6925in" style:num-format="1" style:print-orientation="portrait" fo:margin-top="0.9839in" fo:margin-bottom="0.7874in" fo:margin-left="0.9839in" fo:margin-right="0.9839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Rahmen1" text:anchor-type="char" svg:y="0.0008in" fo:min-width="0.0161in" draw:z-index="4"><draw:text-box fo:min-height="0.1457in"><text:p text:style-name="Footer"><text:span text:style-name="Page_20_Number"><text:page-number text:select-page="current">6</text:page-number></text:span></text:p></draw:text-box></draw:frame><text:tab/>Katana Native Interface Documentation [KNI]</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Katana Native Interface Version : x</dc:title>
    <meta:initial-creator>ammann</meta:initial-creator>
    <meta:creation-date>2004-01-23T11:32:00</meta:creation-date>
    <dc:date>2007-09-27T08:05:36</dc:date>
    <meta:printed-by>Tiziano Müller</meta:printed-by>
    <meta:print-date>2006-05-03T18:42:42</meta:print-date>
    <dc:language>en-US</dc:language>
    <meta:editing-cycles>108</meta:editing-cycles>
    <meta:editing-duration>PT6H4M31S</meta:editing-duration>
    <meta:user-defined meta:name="Info 1"/>
    <meta:user-defined meta:name="Info 2"/>
    <meta:user-defined meta:name="Info 3"/>
    <meta:user-defined meta:name="Info 4"/>
    <meta:document-statistic meta:table-count="2" meta:image-count="0" meta:object-count="1" meta:page-count="6" meta:paragraph-count="134" meta:word-count="1433" meta:character-count="9013"/>
  </office:meta>
</office:document-meta>
</file>